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2.228116035" calcext:value-type="float">
            <text:p>2,228116035</text:p>
          </table:table-cell>
          <table:table-cell office:value-type="float" office:value="0.3470496833" calcext:value-type="float">
            <text:p>0,3470496833</text:p>
          </table:table-cell>
          <table:table-cell office:value-type="float" office:value="0.01258736011" calcext:value-type="float">
            <text:p>0,0125873601</text:p>
          </table:table-cell>
          <table:table-cell office:value-type="float" office:value="0.001773502678" calcext:value-type="float">
            <text:p>0,00177350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2335" calcext:value-type="float">
            <text:p>72335</text:p>
          </table:table-cell>
          <table:table-cell office:value-type="float" office:value="1.930367589" calcext:value-type="float">
            <text:p>1,930367589</text:p>
          </table:table-cell>
          <table:table-cell office:value-type="float" office:value="0.3054658771" calcext:value-type="float">
            <text:p>0,3054658771</text:p>
          </table:table-cell>
          <table:table-cell office:value-type="float" office:value="0.00330223958" calcext:value-type="float">
            <text:p>0,0033022396</text:p>
          </table:table-cell>
          <table:table-cell office:value-type="float" office:value="0.0003457473067" calcext:value-type="float">
            <text:p>0,00034574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3797" calcext:value-type="float">
            <text:p>73797</text:p>
          </table:table-cell>
          <table:table-cell office:value-type="float" office:value="1.734134912" calcext:value-type="float">
            <text:p>1,734134912</text:p>
          </table:table-cell>
          <table:table-cell office:value-type="float" office:value="0.3925763667" calcext:value-type="float">
            <text:p>0,3925763667</text:p>
          </table:table-cell>
          <table:table-cell office:value-type="float" office:value="0.001638924819" calcext:value-type="float">
            <text:p>0,0016389248</text:p>
          </table:table-cell>
          <table:table-cell office:value-type="float" office:value="0.0001936282497" calcext:value-type="float">
            <text:p>0,000193628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677" calcext:value-type="float">
            <text:p>74677</text:p>
          </table:table-cell>
          <table:table-cell office:value-type="float" office:value="1.665613294" calcext:value-type="float">
            <text:p>1,665613294</text:p>
          </table:table-cell>
          <table:table-cell office:value-type="float" office:value="0.4884007275" calcext:value-type="float">
            <text:p>0,4884007275</text:p>
          </table:table-cell>
          <table:table-cell office:value-type="float" office:value="0.001154860714" calcext:value-type="float">
            <text:p>0,0011548607</text:p>
          </table:table-cell>
          <table:table-cell office:value-type="float" office:value="0.0001161694163" calcext:value-type="float">
            <text:p>0,000116169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5289" calcext:value-type="float">
            <text:p>75289</text:p>
          </table:table-cell>
          <table:table-cell office:value-type="float" office:value="1.62614429" calcext:value-type="float">
            <text:p>1,62614429</text:p>
          </table:table-cell>
          <table:table-cell office:value-type="float" office:value="0.4810566306" calcext:value-type="float">
            <text:p>0,4810566306</text:p>
          </table:table-cell>
          <table:table-cell office:value-type="float" office:value="0.0007862061611" calcext:value-type="float">
            <text:p>0,0007862062</text:p>
          </table:table-cell>
          <table:table-cell table:style-name="ce1" office:value-type="float" office:value="0.00007455403102" calcext:value-type="float">
            <text:p>7,46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5654" calcext:value-type="float">
            <text:p>75654</text:p>
          </table:table-cell>
          <table:table-cell office:value-type="float" office:value="1.550044298" calcext:value-type="float">
            <text:p>1,550044298</text:p>
          </table:table-cell>
          <table:table-cell office:value-type="float" office:value="0.5202137828" calcext:value-type="float">
            <text:p>0,5202137828</text:p>
          </table:table-cell>
          <table:table-cell office:value-type="float" office:value="0.000775669585" calcext:value-type="float">
            <text:p>0,0007756696</text:p>
          </table:table-cell>
          <table:table-cell table:style-name="ce1" office:value-type="float" office:value="0.00004046972026" calcext:value-type="float">
            <text:p>4,05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6032" calcext:value-type="float">
            <text:p>76032</text:p>
          </table:table-cell>
          <table:table-cell office:value-type="float" office:value="1.309595823" calcext:value-type="float">
            <text:p>1,309595823</text:p>
          </table:table-cell>
          <table:table-cell office:value-type="float" office:value="0.4571924508" calcext:value-type="float">
            <text:p>0,4571924508</text:p>
          </table:table-cell>
          <table:table-cell office:value-type="float" office:value="0.000664447376" calcext:value-type="float">
            <text:p>0,0006644474</text:p>
          </table:table-cell>
          <table:table-cell table:style-name="ce1" office:value-type="float" office:value="0.00002013476842" calcext:value-type="float">
            <text:p>2,01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6333" calcext:value-type="float">
            <text:p>76333</text:p>
          </table:table-cell>
          <table:table-cell office:value-type="float" office:value="1.260237813" calcext:value-type="float">
            <text:p>1,260237813</text:p>
          </table:table-cell>
          <table:table-cell office:value-type="float" office:value="0.591306746" calcext:value-type="float">
            <text:p>0,591306746</text:p>
          </table:table-cell>
          <table:table-cell office:value-type="float" office:value="0.0007153506158" calcext:value-type="float">
            <text:p>0,0007153506</text:p>
          </table:table-cell>
          <table:table-cell table:style-name="ce1" office:value-type="float" office:value="0.00000668552002" calcext:value-type="float">
            <text:p>6,69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699" calcext:value-type="float">
            <text:p>76699</text:p>
          </table:table-cell>
          <table:table-cell office:value-type="float" office:value="1.475443006" calcext:value-type="float">
            <text:p>1,475443006</text:p>
          </table:table-cell>
          <table:table-cell office:value-type="float" office:value="0.5342347622" calcext:value-type="float">
            <text:p>0,5342347622</text:p>
          </table:table-cell>
          <table:table-cell office:value-type="float" office:value="0.0005722232163" calcext:value-type="float">
            <text:p>0,0005722232</text:p>
          </table:table-cell>
          <table:table-cell table:style-name="ce1" office:value-type="float" office:value="0.00001996127503" calcext:value-type="float">
            <text:p>2,00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954" calcext:value-type="float">
            <text:p>76954</text:p>
          </table:table-cell>
          <table:table-cell office:value-type="float" office:value="1.300052762" calcext:value-type="float">
            <text:p>1,300052762</text:p>
          </table:table-cell>
          <table:table-cell office:value-type="float" office:value="0.5470312238" calcext:value-type="float">
            <text:p>0,5470312238</text:p>
          </table:table-cell>
          <table:table-cell office:value-type="float" office:value="0.0006764688296" calcext:value-type="float">
            <text:p>0,0006764688</text:p>
          </table:table-cell>
          <table:table-cell table:style-name="ce1" office:value-type="float" office:value="0.00001989614248" calcext:value-type="float">
            <text:p>1,99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6079749822" calcext:value-type="float">
            <text:p>1,6079749822</text:p>
          </table:table-cell>
          <table:table-cell table:formula="of:=AVERAGE([.D2:.D11])" office:value-type="float" office:value="0.46645282508" calcext:value-type="float">
            <text:p>0,4664528251</text:p>
          </table:table-cell>
          <table:table-cell table:formula="of:=AVERAGE([.E2:.E11])" office:value-type="float" office:value="0.00228737510068" calcext:value-type="float">
            <text:p>0,0022873751</text:p>
          </table:table-cell>
          <table:table-cell table:formula="of:=AVERAGE([.F2:.F11])" office:value-type="float" office:value="0.000261074910793" calcext:value-type="float">
            <text:p>0,0002610749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45:06.508780986</dc:date>
    <meta:document-statistic meta:table-count="1" meta:cell-count="70" meta:object-count="0"/>
    <meta:generator>LibreOffice/4.1.5.3$Linux_X86_64 LibreOffice_project/410m0$Build-3</meta:generator>
  </office:meta>
</office:document-meta>
</file>